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431cm" fo:margin-left="-0.191cm" fo:margin-top="0cm" fo:margin-bottom="0cm" table:align="left" style:writing-mode="lr-tb"/>
    </style:style>
    <style:style style:name="Table1.A" style:family="table-column">
      <style:table-column-properties style:column-width="19.43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92d050" fo:padding-left="0.191cm" fo:padding-right="0.191cm" fo:padding-top="0cm" fo:padding-bottom="0cm" fo:border="1pt solid #9bbb59">
        <style:background-image/>
      </style:table-cell-properties>
    </style:style>
    <style:style style:name="Table2" style:family="table">
      <style:table-properties style:width="19.44cm" fo:margin-left="-0.191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.302cm"/>
    </style:style>
    <style:style style:name="Table2.B" style:family="table-column">
      <style:table-column-properties style:column-width="3.524cm"/>
    </style:style>
    <style:style style:name="Table2.C" style:family="table-column">
      <style:table-column-properties style:column-width="8.334cm"/>
    </style:style>
    <style:style style:name="Table2.D" style:family="table-column">
      <style:table-column-properties style:column-width="3.133cm"/>
    </style:style>
    <style:style style:name="Table2.E" style:family="table-column">
      <style:table-column-properties style:column-width="3.14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92d050" fo:padding-left="0.191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2.923cm" fo:keep-together="auto"/>
    </style:style>
    <style:style style:name="Table2.A2" style:family="table-cell">
      <style:table-cell-properties fo:padding-left="0.191cm" fo:padding-right="0.191cm" fo:padding-top="0cm" fo:padding-bottom="0cm" fo:border="0.5pt solid #000000"/>
    </style:style>
    <style:style style:name="Table2.B2" style:family="table-cell">
      <style:table-cell-properties fo:padding-left="0.191cm" fo:padding-right="0.191cm" fo:padding-top="0cm" fo:padding-bottom="0cm" fo:border="0.5pt solid #000000"/>
    </style:style>
    <style:style style:name="Table2.C2" style:family="table-cell">
      <style:table-cell-properties fo:padding-left="0.191cm" fo:padding-right="0.191cm" fo:padding-top="0cm" fo:padding-bottom="0cm" fo:border="0.5pt solid #000000"/>
    </style:style>
    <style:style style:name="Table2.D2" style:family="table-cell">
      <style:table-cell-properties fo:padding-left="0.191cm" fo:padding-right="0.191cm" fo:padding-top="0cm" fo:padding-bottom="0cm" fo:border="0.5pt solid #000000"/>
    </style:style>
    <style:style style:name="Table2.E2" style:family="table-cell">
      <style:table-cell-properties fo:padding-left="0.191cm" fo:padding-right="0.191cm" fo:padding-top="0cm" fo:padding-bottom="0cm" fo:border="0.5pt solid #000000"/>
    </style:style>
    <style:style style:name="Table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E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E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8.994cm" fo:margin-left="0cm" fo:margin-top="0cm" fo:margin-bottom="0cm" table:align="left" style:writing-mode="lr-tb"/>
    </style:style>
    <style:style style:name="Table3.A" style:family="table-column">
      <style:table-column-properties style:column-width="9.714cm"/>
    </style:style>
    <style:style style:name="Table3.B" style:family="table-column">
      <style:table-column-properties style:column-width="9.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9.431cm" fo:margin-left="-0.191cm" fo:margin-top="0cm" fo:margin-bottom="0cm" table:align="left" style:writing-mode="lr-tb"/>
    </style:style>
    <style:style style:name="Table4.A" style:family="table-column">
      <style:table-column-properties style:column-width="19.43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92d050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text-properties style:font-name="Arial" fo:font-size="12pt" officeooo:paragraph-rsid="000b1833" style:font-size-asian="12pt" style:font-name-complex="Arial1" style:font-size-complex="12pt"/>
    </style:style>
    <style:style style:name="P2" style:family="paragraph" style:parent-style-name="Footer">
      <style:text-properties officeooo:paragraph-rsid="000d3d8c"/>
    </style:style>
    <style:style style:name="P3" style:family="paragraph" style:parent-style-name="Standard">
      <style:text-properties officeooo:paragraph-rsid="000b1833"/>
    </style:style>
    <style:style style:name="P4" style:family="paragraph" style:parent-style-name="Standard">
      <style:paragraph-properties fo:line-height="100%"/>
      <style:text-properties style:font-name="Arial" fo:font-size="12pt" officeooo:paragraph-rsid="000b1833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b1833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paragraph-rsid="000b1833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15048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0b1833" style:font-size-asian="12pt" style:font-weight-asian="bold" style:font-name-complex="Arial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0b1833" style:font-size-asian="12pt" style:font-weight-asian="bold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1cd431" officeooo:paragraph-rsid="000b1833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paragraph-rsid="000b1833" style:font-size-asian="12pt" style:font-weight-asian="normal" style:font-name-complex="Arial1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1pt" fo:font-weight="normal" officeooo:paragraph-rsid="000b1833" style:font-size-asian="11pt" style:font-weight-asian="normal" style:font-name-complex="Arial1" style:font-size-complex="11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0b1833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b1833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115048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cd431" officeooo:paragraph-rsid="000b1833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2pt" fo:language="en" fo:country="US" fo:font-weight="normal" officeooo:rsid="001cd431" officeooo:paragraph-rsid="000b1833" style:letter-kerning="false" style:font-size-asian="12pt" style:language-asian="en" style:country-asian="US" style:font-weight-asian="normal" style:font-name-complex="Arial1" style:font-size-complex="12pt" style:language-complex="ar" style:country-complex="SA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2pt" fo:language="en" fo:country="US" fo:font-weight="bold" officeooo:rsid="001cd431" officeooo:paragraph-rsid="000b1833" style:letter-kerning="false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ffffff" style:font-name="Arial" fo:font-size="12pt" fo:font-weight="bold" officeooo:paragraph-rsid="000b1833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d3d8c" officeooo:paragraph-rsid="000d3d8c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Arial" fo:font-size="12pt" fo:font-weight="bold" officeooo:paragraph-rsid="000b1833" style:font-size-asian="12pt" style:font-weight-asian="bold" style:font-name-complex="Arial1" style:font-size-complex="12pt"/>
    </style:style>
    <style:style style:name="P22" style:family="paragraph" style:parent-style-name="List_20_Paragraph" style:list-style-name="WWNum1">
      <style:paragraph-properties fo:line-height="100%"/>
      <style:text-properties style:font-name="Arial" fo:font-size="12pt" officeooo:paragraph-rsid="000b1833" style:font-size-asian="12pt" style:font-name-complex="Arial1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officeooo:rsid="000d3d8c" style:font-size-asian="12pt" style:font-weight-asian="bold" style:font-name-complex="Arial1" style:font-size-complex="12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officeooo:rsid="001cd431" style:font-size-asian="12pt" style:font-name-complex="Arial1" style:font-size-complex="12pt"/>
    </style:style>
    <style:style style:name="T5" style:family="text">
      <style:text-properties style:font-name="Arial" fo:font-size="12pt" officeooo:rsid="00115048" style:font-size-asian="12pt" style:font-name-complex="Arial1" style:font-size-complex="12pt"/>
    </style:style>
    <style:style style:name="T6" style:family="text">
      <style:text-properties style:font-name="Arial" fo:font-size="12pt" officeooo:rsid="00149796" style:font-size-asian="12pt" style:font-name-complex="Arial1" style:font-size-complex="12pt"/>
    </style:style>
    <style:style style:name="T7" style:family="text">
      <style:text-properties style:font-name="Arial" fo:font-size="12pt" officeooo:rsid="001b3c3d" style:font-size-asian="12pt" style:font-name-complex="Arial1" style:font-size-complex="12pt"/>
    </style:style>
    <style:style style:name="T8" style:family="text">
      <style:text-properties fo:font-variant="normal" fo:text-transform="none" fo:color="#050505" style:font-name="Arial" fo:font-size="12pt" fo:letter-spacing="normal" fo:font-style="normal" fo:font-weight="normal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50505" style:font-name="Arial" fo:font-size="12pt" fo:letter-spacing="normal" fo:font-style="normal" fo:font-weight="normal" officeooo:rsid="000d3d8c" style:font-size-asian="12pt" style:font-style-asian="normal" style:font-weight-asian="normal" style:font-name-complex="Arial1" style:font-size-complex="12pt" style:font-weight-complex="normal"/>
    </style:style>
    <style:style style:name="T10" style:family="text">
      <style:text-properties fo:font-variant="normal" fo:text-transform="none" fo:color="#050505" style:font-name="Arial" fo:font-size="12pt" fo:letter-spacing="normal" fo:font-style="normal" fo:font-weight="normal" officeooo:rsid="000d3d8c" style:font-size-asian="12pt" style:font-style-asian="normal" style:font-weight-asian="normal" style:font-name-complex="Arial1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d3d8c"/>
    </style:style>
    <style:style style:name="T13" style:family="text">
      <style:text-properties officeooo:rsid="00115048"/>
    </style:style>
    <style:style style:name="T14" style:family="text">
      <style:text-properties officeooo:rsid="00149796"/>
    </style:style>
    <style:style style:name="T15" style:family="text">
      <style:text-properties officeooo:rsid="00154b39"/>
    </style:style>
    <style:style style:name="T16" style:family="text">
      <style:text-properties officeooo:rsid="001b3c3d"/>
    </style:style>
    <style:style style:name="T17" style:family="text">
      <style:text-properties officeooo:rsid="001d07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EMPALMADO’S WELDING SHOP</text:p>
      <text:p text:style-name="P5">Aquino Compound, Molino II, Bacoor City, Cavite</text:p>
      <text:p text:style-name="P13"><text:span text:style-name="T1">Contact <text:s/>No. :</text:span><text:span text:style-name="T3"> 0928-8556-770 / <text:s/>0955-4614-113</text:span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Client:</text:p>
          </table:table-cell>
        </table:table-row>
      </table:table>
      <text:p text:style-name="P5"><text:s/><text:tab/><text:tab/><text:tab/></text:p>
      <text:p text:style-name="P13"><text:span text:style-name="T1">To: </text:span><text:span text:style-name="T9">XP-LAB INC. Pila, Laguna</text:span></text:p>
      <text:p text:style-name="P13"><text:span text:style-name="T2">Contact</text:span><text:span text:style-name="T3"> </text:span><text:span text:style-name="T1"><text:s/>:</text:span><text:span text:style-name="T3"> </text:span><text:span text:style-name="T8"><text:s/></text:span><text:span text:style-name="T10">09173223198</text:span></text:p>
      <text:p text:style-name="P13"><text:span text:style-name="T1">Date:</text:span><text:span text:style-name="T3"> June </text:span><text:span text:style-name="T7">30, </text:span><text:span text:style-name="T3">202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/>
            <text:p text:style-name="P8">Item</text:p>
            <text:p text:style-name="P8"/>
          </table:table-cell>
          <table:table-cell table:style-name="Table2.A1" office:value-type="string">
            <text:p text:style-name="P8"/>
            <text:p text:style-name="P8">Quantity</text:p>
          </table:table-cell>
          <table:table-cell table:style-name="Table2.A1" office:value-type="string">
            <text:p text:style-name="P6"/>
            <text:p text:style-name="P8">Description</text:p>
          </table:table-cell>
          <table:table-cell table:style-name="Table2.A1" office:value-type="string">
            <text:p text:style-name="P6"/>
            <text:p text:style-name="P8">Unit Price</text:p>
          </table:table-cell>
          <table:table-cell table:style-name="Table2.A1" office:value-type="string">
            <text:p text:style-name="P6"/>
            <text:p text:style-name="P8">Total</text:p>
          </table:table-cell>
        </table:table-row>
        <table:table-row table:style-name="Table2.2">
          <table:table-cell table:style-name="Table2.A2" office:value-type="string">
            <text:p text:style-name="P6"/>
            <text:p text:style-name="P6">1</text:p>
          </table:table-cell>
          <table:table-cell table:style-name="Table2.B2" office:value-type="string">
            <text:p text:style-name="P6"/>
            <text:p text:style-name="P6"><text:span text:style-name="T12">1</text:span><text:span text:style-name="T16">2</text:span><text:span text:style-name="T12"> </text:span>Unit</text:p>
          </table:table-cell>
          <table:table-cell table:style-name="Table2.C2" office:value-type="string">
            <text:p text:style-name="P10">Sink</text:p>
            <text:p text:style-name="P11"/>
            <text:p text:style-name="P17">Stainless Sheet GA # 18</text:p>
            <text:p text:style-name="P17">Type 304</text:p>
            <text:p text:style-name="P11"/>
            <text:p text:style-name="P12"/>
          </table:table-cell>
          <table:table-cell table:style-name="Table2.D2" office:value-type="string">
            <text:p text:style-name="P5"/>
            <text:p text:style-name="P5"/>
            <text:p text:style-name="P5"/>
            <text:p text:style-name="P13"><text:span text:style-name="T3">₱ <text:s/></text:span><text:span text:style-name="T4">4</text:span><text:span text:style-name="T3">,500.00</text:span></text:p>
          </table:table-cell>
          <table:table-cell table:style-name="Table2.E2" office:value-type="string">
            <text:p text:style-name="P5"/>
            <text:p text:style-name="P5"/>
            <text:p text:style-name="P5"/>
            <text:p text:style-name="P15"><text:span text:style-name="T3">₱ <text:s/></text:span><text:span text:style-name="T7">54, 0</text:span><text:span text:style-name="T3">00.00</text:span></text:p>
          </table:table-cell>
        </table:table-row>
        <table:table-row table:style-name="Table2.2">
          <table:table-cell table:style-name="Table2.A3" office:value-type="string">
            <text:p text:style-name="P14"/>
            <text:p text:style-name="P14">2</text:p>
          </table:table-cell>
          <table:table-cell table:style-name="Table2.B3" office:value-type="string">
            <text:p text:style-name="P14"/>
            <text:p text:style-name="P14"><text:span text:style-name="T12">1</text:span><text:span text:style-name="T16">6</text:span><text:span text:style-name="T12"> </text:span>Unit</text:p>
          </table:table-cell>
          <table:table-cell table:style-name="Table2.C3" office:value-type="string">
            <text:p text:style-name="P18">Cup Sink</text:p>
            <text:p text:style-name="P11"/>
            <text:p text:style-name="P17">Stainless Sheet GA # 18</text:p>
            <text:p text:style-name="P17">Type 304</text:p>
            <text:p text:style-name="P11"/>
            <text:p text:style-name="P12"/>
          </table:table-cell>
          <table:table-cell table:style-name="Table2.D3" office:value-type="string">
            <text:p text:style-name="P5"/>
            <text:p text:style-name="P5"/>
            <text:p text:style-name="P13"><text:span text:style-name="T3">₱ <text:s/></text:span><text:span text:style-name="T4">3</text:span><text:span text:style-name="T3">,</text:span><text:span text:style-name="T6">0</text:span><text:span text:style-name="T3">00.00</text:span></text:p>
          </table:table-cell>
          <table:table-cell table:style-name="Table2.E3" office:value-type="string">
            <text:p text:style-name="P5"/>
            <text:p text:style-name="P5"/>
            <text:p text:style-name="P15"><text:span text:style-name="T3">₱ <text:s/></text:span><text:span text:style-name="T7">48</text:span><text:span text:style-name="T3">,</text:span><text:span text:style-name="T6">0</text:span><text:span text:style-name="T3">00.00</text:span></text:p>
          </table:table-cell>
        </table:table-row>
        <table:table-row table:style-name="Table2.2">
          <table:table-cell table:style-name="Table2.A4" office:value-type="string">
            <text:p text:style-name="P16"/>
            <text:p text:style-name="P16">3</text:p>
          </table:table-cell>
          <table:table-cell table:style-name="Table2.B4" office:value-type="string">
            <text:p text:style-name="P20"/>
            <text:p text:style-name="P20">1<text:span text:style-name="T16">2</text:span> Unit </text:p>
          </table:table-cell>
          <table:table-cell table:style-name="Table2.C4" office:value-type="string">
            <text:p text:style-name="P16"><text:span text:style-name="T11">Pegboard/Drying Rack</text:span><text:line-break/></text:p>
            <text:p text:style-name="P17">Stainless Sheet GA # 18</text:p>
            <text:p text:style-name="P17">Type 304</text:p>
          </table:table-cell>
          <table:table-cell table:style-name="Table2.D4" office:value-type="string">
            <text:p text:style-name="P5"/>
            <text:p text:style-name="P5"/>
            <text:p text:style-name="P5">₱ <text:s/><text:span text:style-name="T12">6</text:span>,<text:span text:style-name="T14">0</text:span>00.00</text:p>
          </table:table-cell>
          <table:table-cell table:style-name="Table2.E4" office:value-type="string">
            <text:p text:style-name="P5"/>
            <text:p text:style-name="P5"/>
            <text:p text:style-name="P7">₱ <text:s/><text:span text:style-name="T16">72</text:span>,<text:span text:style-name="T15">0</text:span>00.00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TOTAL</text:p>
          </table:table-cell>
          <table:table-cell table:style-name="Table3.B1" office:value-type="string">
            <text:p text:style-name="P8">₱ <text:span text:style-name="T13">1</text:span><text:span text:style-name="T16">74</text:span><text:span text:style-name="T13">,</text:span><text:span text:style-name="T16">0</text:span><text:span text:style-name="T12">0</text:span>0.00</text:p>
          </table:table-cell>
        </table:table-row>
      </table:table>
      <text:p text:style-name="P4">*Changes in Designs and specification are subject to price adjustment and negotiable.</text:p>
      <text:p text:style-name="P4">Terms of payment:</text:p>
      <text:list xml:id="list1938977159" text:style-name="WWNum1">
        <text:list-item>
          <text:p text:style-name="P22">Fifty percent (50%) down payment upon receipt of purchase order.</text:p>
        </text:list-item>
        <text:list-item>
          <text:p text:style-name="P22">Fifty percent (50%) full payment after delivery and installation.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Duration: <text:span text:style-name="T16">30</text:span> – <text:span text:style-name="T16">45</text:span> Days</text:p>
          </table:table-cell>
        </table:table-row>
      </table:table>
      <text:p text:style-name="P1"/>
      <text:p text:style-name="P2"><text:span text:style-name="T3">Received by: </text:span><text:span text:style-name="T9">XP-LAB INC. Pila, Laguna</text:span></text:p>
      <text:p text:style-name="P1"><text:bookmark text:name="_GoBack"/></text:p>
      <text:p text:style-name="P1"/>
      <text:p text:style-name="P1"/>
      <text:p text:style-name="P1">Prepared by: Alvin John Empalmado</text:p>
      <text:p text:style-name="P1"/>
      <text:p text:style-name="P1"/>
      <text:p text:style-name="P5">Date:06/<text:span text:style-name="T17">30</text:span>/2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3:46:59.802168983</meta:creation-date>
    <dc:date>2021-06-30T17:29:23.560366957</dc:date>
    <meta:editing-duration>PT31M3S</meta:editing-duration>
    <meta:editing-cycles>7</meta:editing-cycles>
    <meta:generator>LibreOffice/6.4.7.2$Linux_X86_64 LibreOffice_project/40$Build-2</meta:generator>
    <meta:document-statistic meta:table-count="4" meta:image-count="0" meta:object-count="0" meta:page-count="1" meta:paragraph-count="44" meta:word-count="138" meta:character-count="811" meta:non-whitespace-character-count="701"/>
  </office:meta>
</office:document-meta>
</file>